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arail" svg:font-family="arail" style:font-adornments="Bold"/>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1" svg:font-family="Algerian" style:font-family-generic="decorative" style:font-pitch="variable"/>
    <style:font-face style:name="Algerian2"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ubtitle">
      <style:text-properties style:font-name="Algerian1" fo:language="en" fo:country="US"/>
    </style:style>
    <style:style style:name="P6" style:family="paragraph" style:parent-style-name="Title">
      <style:text-properties style:use-window-font-color="true" style:font-name="Algerian" fo:language="en" fo:country="US"/>
    </style:style>
    <style:style style:name="P7" style:family="paragraph" style:parent-style-name="Text_20_body">
      <style:text-properties fo:color="#ff0000"/>
    </style:style>
    <style:style style:name="P8" style:family="paragraph" style:parent-style-name="Text_20_body">
      <style:text-properties officeooo:paragraph-rsid="001ae725"/>
    </style:style>
    <style:style style:name="P9" style:family="paragraph" style:parent-style-name="Text_20_body">
      <style:text-properties style:use-window-font-color="true" fo:background-color="transparent"/>
    </style:style>
    <style:style style:name="P10" style:family="paragraph" style:parent-style-name="Text_20_body">
      <style:text-properties style:use-window-font-color="true" officeooo:paragraph-rsid="001e267d"/>
    </style:style>
    <style:style style:name="P11" style:family="paragraph" style:parent-style-name="Text_20_body">
      <style:text-properties style:use-window-font-color="true" officeooo:paragraph-rsid="001fc5eb"/>
    </style:style>
    <style:style style:name="P12" style:family="paragraph" style:parent-style-name="Text_20_body">
      <style:text-properties officeooo:paragraph-rsid="002125cf"/>
    </style:style>
    <style:style style:name="P13" style:family="paragraph" style:parent-style-name="Text_20_body">
      <style:paragraph-properties fo:margin-left="0cm" fo:margin-right="0cm" fo:text-indent="0cm" style:auto-text-indent="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7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2">
      <style:text-properties officeooo:paragraph-rsid="002125cf"/>
    </style:style>
    <style:style style:name="P19" style:family="paragraph" style:parent-style-name="Heading_20_2">
      <style:text-properties officeooo:paragraph-rsid="00285818"/>
    </style:style>
    <style:style style:name="P20" style:family="paragraph" style:parent-style-name="Heading_20_2">
      <style:paragraph-properties fo:break-before="page"/>
      <style:text-properties officeooo:rsid="002a0177" officeooo:paragraph-rsid="002a0177"/>
    </style:style>
    <style:style style:name="P21" style:family="paragraph" style:parent-style-name="Heading_20_3">
      <style:text-properties officeooo:paragraph-rsid="002125cf"/>
    </style:style>
    <style:style style:name="P22" style:family="paragraph" style:parent-style-name="Heading_20_3">
      <style:paragraph-properties fo:break-before="page"/>
      <style:text-properties officeooo:rsid="002b22b1" officeooo:paragraph-rsid="002b22b1"/>
    </style:style>
    <style:style style:name="P23" style:family="paragraph" style:parent-style-name="Heading_20_4">
      <style:text-properties officeooo:rsid="002b22b1" officeooo:paragraph-rsid="002b22b1"/>
    </style:style>
    <style:style style:name="P24" style:family="paragraph" style:parent-style-name="Heading_20_4">
      <style:text-properties officeooo:paragraph-rsid="002b22b1"/>
    </style:style>
    <style:style style:name="P25" style:family="paragraph" style:parent-style-name="Standard" style:list-style-name="L1"/>
    <style:style style:name="P26" style:family="paragraph" style:parent-style-name="Standard" style:list-style-name="L2">
      <style:text-properties officeooo:paragraph-rsid="002125cf"/>
    </style:style>
    <style:style style:name="P27" style:family="paragraph" style:parent-style-name="Standard" style:list-style-name="L6">
      <style:text-properties officeooo:paragraph-rsid="0029fbae"/>
    </style:style>
    <style:style style:name="P28" style:family="paragraph" style:parent-style-name="Standard" style:master-page-name="First_20_Page">
      <style:paragraph-properties style:page-number="auto" style:writing-mode="lr-tb"/>
      <style:text-properties fo:language="en" fo:country="US"/>
    </style:style>
    <style:style style:name="P29" style:family="paragraph" style:parent-style-name="Text_20_body" style:list-style-name="L1">
      <style:text-properties officeooo:paragraph-rsid="002125cf"/>
    </style:style>
    <style:style style:name="P30" style:family="paragraph" style:parent-style-name="Text_20_body" style:list-style-name="L2"/>
    <style:style style:name="P31" style:family="paragraph" style:parent-style-name="Text_20_body" style:list-style-name="L3">
      <style:text-properties officeooo:paragraph-rsid="002125cf"/>
    </style:style>
    <style:style style:name="P32" style:family="paragraph" style:parent-style-name="Text_20_body">
      <style:text-properties officeooo:paragraph-rsid="0028c7fc"/>
    </style:style>
    <style:style style:name="P33" style:family="paragraph" style:parent-style-name="Text_20_body" style:list-style-name="L5"/>
    <style:style style:name="P34" style:family="paragraph" style:parent-style-name="Text_20_body">
      <style:text-properties officeooo:paragraph-rsid="002a0177"/>
    </style:style>
    <style:style style:name="P35" style:family="paragraph" style:parent-style-name="Text_20_body">
      <style:text-properties officeooo:rsid="002a2d97" officeooo:paragraph-rsid="002a2d97"/>
    </style:style>
    <style:style style:name="P36" style:family="paragraph" style:parent-style-name="Text_20_body" style:list-style-name="L5">
      <style:text-properties officeooo:rsid="002a2d97" officeooo:paragraph-rsid="002a2d97"/>
    </style:style>
    <style:style style:name="P37" style:family="paragraph" style:parent-style-name="Text_20_body">
      <style:text-properties officeooo:paragraph-rsid="002b22b1"/>
    </style:style>
    <style:style style:name="P38" style:family="paragraph" style:parent-style-name="Text_20_body">
      <style:text-properties officeooo:rsid="002c6f71" officeooo:paragraph-rsid="002c6f71"/>
    </style:style>
    <style:style style:name="P39" style:family="paragraph" style:parent-style-name="Text_20_body">
      <style:text-properties officeooo:paragraph-rsid="002ccb98"/>
    </style:style>
    <style:style style:name="P40" style:family="paragraph" style:parent-style-name="Text_20_body" style:list-style-name="L3">
      <style:paragraph-properties fo:margin-left="0cm" fo:margin-right="0cm" fo:text-indent="0cm" style:auto-text-indent="false"/>
      <style:text-properties officeooo:paragraph-rsid="002125cf"/>
    </style:style>
    <style:style style:name="P41" style:family="paragraph" style:parent-style-name="Text_20_body">
      <style:paragraph-properties fo:margin-left="0cm" fo:margin-right="0cm" fo:text-indent="0cm" style:auto-text-indent="false"/>
      <style:text-properties style:use-window-font-color="true"/>
    </style:style>
    <style:style style:name="P42" style:family="paragraph" style:parent-style-name="Text_20_body" style:list-style-name="L5">
      <style:paragraph-properties fo:margin-left="0cm" fo:margin-right="0cm" fo:text-indent="0cm" style:auto-text-indent="false"/>
    </style:style>
    <style:style style:name="T1" style:family="text">
      <style:text-properties style:use-window-font-color="true"/>
    </style:style>
    <style:style style:name="T2" style:family="text">
      <style:text-properties style:use-window-font-color="true" style:font-name="Calibri" fo:font-size="11pt" fo:language="en" fo:country="US" officeooo:rsid="001c4ec3"/>
    </style:style>
    <style:style style:name="T3" style:family="text">
      <style:text-properties style:use-window-font-color="true" style:font-name="Calibri" fo:font-size="11pt" fo:language="en" fo:country="US" officeooo:rsid="001fc5eb"/>
    </style:style>
    <style:style style:name="T4" style:family="text">
      <style:text-properties style:use-window-font-color="true" style:font-name="Calibri"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officeooo:rsid="0022b279"/>
    </style:style>
    <style:style style:name="T13" style:family="text">
      <style:text-properties style:use-window-font-color="true" officeooo:rsid="002425f5"/>
    </style:style>
    <style:style style:name="T14" style:family="text">
      <style:text-properties style:use-window-font-color="true" officeooo:rsid="0025d377"/>
    </style:style>
    <style:style style:name="T15" style:family="text">
      <style:text-properties style:use-window-font-color="true" officeooo:rsid="00269f90"/>
    </style:style>
    <style:style style:name="T16" style:family="text">
      <style:text-properties fo:language="en" fo:country="US"/>
    </style:style>
    <style:style style:name="T17" style:family="text">
      <style:text-properties fo:language="en" fo:country="US" officeooo:rsid="001c4ec3"/>
    </style:style>
    <style:style style:name="T18" style:family="text">
      <style:text-properties fo:language="en" fo:country="US" officeooo:rsid="001e267d"/>
    </style:style>
    <style:style style:name="T19" style:family="text">
      <style:text-properties fo:language="en" fo:country="US" officeooo:rsid="001d0ecb"/>
    </style:style>
    <style:style style:name="T20" style:family="text">
      <style:text-properties fo:language="en" fo:country="US" officeooo:rsid="001fc5eb"/>
    </style:style>
    <style:style style:name="T21" style:family="text">
      <style:text-properties fo:language="en" fo:country="US" officeooo:rsid="0028c7fc"/>
    </style:style>
    <style:style style:name="T22" style:family="text">
      <style:text-properties fo:language="en" fo:country="US" officeooo:rsid="002a0177"/>
    </style:style>
    <style:style style:name="T23" style:family="text">
      <style:text-properties fo:language="en" fo:country="US" officeooo:rsid="002ccb98"/>
    </style:style>
    <style:style style:name="T24" style:family="text">
      <style:text-properties style:font-name="Calibri" fo:font-size="11pt" fo:language="en" fo:country="US" officeooo:rsid="001fc5eb"/>
    </style:style>
    <style:style style:name="T25" style:family="text">
      <style:text-properties officeooo:rsid="00285818"/>
    </style:style>
    <style:style style:name="T26" style:family="text">
      <style:text-properties officeooo:rsid="0028c7fc"/>
    </style:style>
    <style:style style:name="T27" style:family="text">
      <style:text-properties officeooo:rsid="0029fbae"/>
    </style:style>
    <style:style style:name="T28" style:family="text">
      <style:text-properties style:font-name="arial" fo:font-size="12pt" fo:language="en" fo:country="GB" officeooo:rsid="0029fbae"/>
    </style:style>
    <style:style style:name="T29" style:family="text">
      <style:text-properties officeooo:rsid="002a0177"/>
    </style:style>
    <style:style style:name="T30" style:family="text">
      <style:text-properties officeooo:rsid="002b22b1"/>
    </style:style>
    <style:style style:name="T31" style:family="text">
      <style:text-properties officeooo:rsid="002b6978"/>
    </style:style>
    <style:style style:name="T32" style:family="text">
      <style:text-properties officeooo:rsid="002ccb98"/>
    </style:style>
    <style:style style:name="T33" style:family="text">
      <style:text-properties style:font-name="arial1" fo:font-size="12pt" fo:language="en" fo:country="GB" officeooo:rsid="002ccb98"/>
    </style:style>
    <style:style style:name="T34" style:family="text">
      <style:text-properties style:font-name="arial1" fo:font-size="12pt" fo:language="en" fo:country="US" officeooo:rsid="002ccb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4818*" fo:start-indent="0cm" fo:end-indent="0.249cm"/>
          <style:column style:rel-width="4819*" fo:start-indent="0.249cm" fo:end-indent="0cm"/>
        </style:columns>
      </style:section-properties>
    </style:style>
    <style:style style:name="Sect4" style:family="section">
      <style:section-properties text:dont-balance-text-columns="false" style:editable="false">
        <style:columns fo:column-count="1" fo:column-gap="0cm"/>
      </style:section-properties>
    </style:style>
    <style:style style:name="Sect5"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epheshria</text:p>
      <text:p text:style-name="P5">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8"/>
      <text:section text:style-name="Sect1" text:name="Section1">
        <text:table-of-content text:style-name="Sect2" text:protected="true"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ummary</text:p>
            </text:index-title>
            <text:p text:style-name="P14"><text:a xlink:type="simple" xlink:href="#__RefHeading___Toc851_3078473065" text:style-name="Index_20_Link" text:visited-style-name="Index_20_Link">1 Introduction<text:tab/>3</text:a></text:p>
            <text:p text:style-name="P15"><text:a xlink:type="simple" xlink:href="#__RefHeading___Toc811_3108120033" text:style-name="Index_20_Link" text:visited-style-name="Index_20_Link">1 The world of Nepheshria<text:tab/>4</text:a></text:p>
            <text:p text:style-name="P15"><text:a xlink:type="simple" xlink:href="#__RefHeading___Toc855_3078473065" text:style-name="Index_20_Link" text:visited-style-name="Index_20_Link">2 How to use this book<text:tab/>4</text:a></text:p>
            <text:p text:style-name="P15"><text:a xlink:type="simple" xlink:href="#__RefHeading___Toc857_3078473065" text:style-name="Index_20_Link" text:visited-style-name="Index_20_Link">3 How to play<text:tab/>5</text:a></text:p>
            <text:p text:style-name="P16"><text:a xlink:type="simple" xlink:href="#__RefHeading___Toc859_3078473065" text:style-name="Index_20_Link" text:visited-style-name="Index_20_Link">1 The world of dice<text:tab/>6</text:a></text:p>
            <text:p text:style-name="P16"><text:a xlink:type="simple" xlink:href="#__RefHeading___Toc861_3078473065" text:style-name="Index_20_Link" text:visited-style-name="Index_20_Link">2 The D100<text:tab/>6</text:a></text:p>
            <text:p text:style-name="P16"><text:a xlink:type="simple" xlink:href="#__RefHeading___Toc863_3078473065" text:style-name="Index_20_Link" text:visited-style-name="Index_20_Link">3 Advantage Disadvantage<text:tab/>7</text:a></text:p>
            <text:p text:style-name="P15"><text:a xlink:type="simple" xlink:href="#__RefHeading___Toc865_3078473065" text:style-name="Index_20_Link" text:visited-style-name="Index_20_Link">4 Adventures<text:tab/>8</text:a></text:p>
          </text:index-body>
        </text:table-of-content>
        <text:p text:style-name="Standard"/>
      </text:section>
      <text:h text:style-name="P17" text:outline-level="1"><text:bookmark-start text:name="__RefHeading___Toc851_3078473065"/>Introduction<text:bookmark-end text:name="__RefHeading___Toc851_3078473065"/></text:h>
      <text:p text:style-name="P4"/>
      <text:section text:style-name="Sect3"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3565214595" text:style-name="L1">
          <text:list-item>
            <text:p text:style-name="P25">The Adventurer. They are players that incarnate the characters that will live the adventure.</text:p>
          </text:list-item>
          <text:list-item>
            <text:p text:style-name="P29">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text:s/>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8"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ext:s/>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3">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3">Like this :</text:p>
        <text:p text:style-name="P13">[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855003830" text:style-name="L2">
          <text:list-item>
            <text:p text:style-name="P26">Dexterity: For anything that requires precision and stealth such as lock-picking, infiltration, dodging or handling slashing weapon</text:p>
          </text:list-item>
          <text:list-item>
            <text:p text:style-name="P26">Strength: For anything that requires sheer strength such as weightlifting, stamina or handling blunder weapons.</text:p>
          </text:list-item>
          <text:list-item>
            <text:p text:style-name="P26"><text:soft-page-break/>Social: For anything that requires communicating to other people, such as negotiation or social interaction.</text:p>
          </text:list-item>
          <text:list-item>
            <text:p text:style-name="P26">Instinct: For anything that requires your innate sensations, such as sensing your environment or manipulating certain magics.</text:p>
          </text:list-item>
          <text:list-item>
            <text:p text:style-name="P30">Intelligence: For anything that requires knowledge, such as identifying things, mythological and historical comprehension or manipulating certain magics.</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2120166198" text:style-name="L3">
          <text:list-item>
            <text:p text:style-name="P31">Identify the ability to check, usually it’s the DM who decide.</text:p>
          </text:list-item>
          <text:list-item>
            <text:p text:style-name="P31">Apply circumstantial bonuses and penalties some knowledge, the effect of a spell, an artefact or particular circumstance. Once you’ve done that you, obtain the number you need to roll under.</text:p>
            <text:p text:style-name="P40">For example, if need to do a dexterity check you count like this: your dexterity + modifier so it will give you 60 + 15 = 75</text:p>
          </text:list-item>
          <text:list-item>
            <text:p text:style-name="P31">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ion of the result of the roll. The lower the result is the greater the result will be.</text:p>
        <text:h text:style-name="P21" text:outline-level="3"><text:bookmark-start text:name="__RefHeading___Toc863_3078473065"/>Advantage Disadvantage<text:bookmark-end text:name="__RefHeading___Toc863_3078473065"/></text:h>
        <text:p text:style-name="Text_20_body"><text:bookmark text:name="p216"/><text:span text:style-name="T16">It might </text:span><text:bookmark text:name="378-379"/><text:span text:style-name="T16">happen that in some </text:span><text:bookmark text:name="335-336"/><text:span text:style-name="T16">situation your </text:span><text:bookmark text:name="337-338"/><text:span text:style-name="T16">character will be proficient or inefficient in his </text:span><text:bookmark text:name="339-340"/><text:span text:style-name="T16">action.</text:span><text:bookmark text:name="p217"/><text:span text:style-name="T16"> Those </text:span><text:bookmark text:name="341-342"/><text:span text:style-name="T16">proficiency </text:span><text:bookmark text:name="380-381"/><text:span text:style-name="T16">comes when </text:span><text:bookmark text:name="226"/><text:span text:style-name="T16">you are </text:span><text:bookmark text:name="382-383"/><text:span text:style-name="T16">executing an </text:span><text:bookmark text:name="343-344"/><text:span text:style-name="T16">action in </text:span><text:bookmark text:name="345"/><text:span text:style-name="T16">adequacy with your </text:span><text:bookmark text:name="346-347"/><text:span text:style-name="T16">alignment or your </text:span><text:bookmark text:name="348-349"/><text:span text:style-name="T16">passion/</text:span><text:bookmark text:name="350-351"/><text:span text:style-name="T16">theme.</text:span><text:bookmark text:name="p1008"/><text:span text:style-name="T16"> <text:line-break/></text:span><text:bookmark text:name="p1009"/><text:bookmark text:name="p1009-pl12"/><text:span text:style-name="T16">In those </text:span><text:bookmark text:name="1097-1098-p1009-pl"/><text:span text:style-name="T16">case</text:span><text:bookmark text:name="p1009-pl11"/><text:span text:style-name="T16"> </text:span><text:bookmark text:name="1016-p1009-pl"/><text:span text:style-name="T16">you</text:span><text:bookmark text:name="p1009-pl10"/><text:span text:style-name="T16"> will </text:span><text:bookmark text:name="1121-1122-p1009-pl"/><text:span text:style-name="T16">perform</text:span><text:bookmark text:name="p1009-pl9"/><text:span text:style-name="T16"> two </text:span><text:bookmark text:name="1099-1100-p1009-pl"/><text:span text:style-name="T16">rolls</text:span><text:bookmark text:name="p1009-pl8"/><text:span text:style-name="T16"> and will </text:span><text:bookmark text:name="1033-1123-1124-p1009-pl"/><text:span text:style-name="T16">choose</text:span><text:bookmark text:name="p1009-pl7"/><text:span text:style-name="T16"> the </text:span><text:bookmark text:name="1032-p1009-pl"/><text:span text:style-name="T16">best</text:span><text:bookmark text:name="p1009-pl6"/><text:span text:style-name="T16"> one if </text:span><text:bookmark text:name="1017-p1009-pl"/><text:span text:style-name="T16">you</text:span><text:bookmark text:name="p1009-pl5"/><text:span text:style-name="T16"> </text:span><text:bookmark text:name="1125-1126-p1009-pl"/><text:span text:style-name="T16">are</text:span><text:bookmark text:name="p1009-pl4"/><text:span text:style-name="T16"> in an </text:span><text:bookmark text:name="1101-1102-p1009-pl"/><text:span text:style-name="T16">advantage</text:span><text:bookmark text:name="p1009-pl3"/><text:span text:style-name="T16">, and the worst one when </text:span><text:bookmark text:name="1018-p1009-pl"/><text:span text:style-name="T16">you</text:span><text:bookmark text:name="p1009-pl2"/><text:span text:style-name="T16"> </text:span><text:bookmark text:name="1127-1128-p1009-pl"/><text:span text:style-name="T16">are</text:span><text:bookmark text:name="p1009-pl1"/><text:span text:style-name="T16"> in a </text:span><text:bookmark text:name="1103-1104-p1009-pl"/><text:span text:style-name="T16">disadvantage</text:span><text:bookmark text:name="p1009-pl"/><text:span text:style-name="T16">.</text:span></text:p>
        <text:p text:style-name="Text_20_body"><text:bookmark text:name="p1010"/><text:span text:style-name="T16">For </text:span><text:bookmark text:name="1105-1106"/><text:span text:style-name="T16">example :</text:span></text:p>
        <text:p text:style-name="Text_20_body"><text:span text:style-name="T16">You </text:span><text:bookmark text:name="1230-1231"/><text:span text:style-name="T16">are a historian passionate about the </text:span><text:bookmark text:name="1166"/><text:span text:style-name="T16">pres-imperial period and </text:span><text:bookmark text:name="1232-1233"/><text:span text:style-name="T16">are in the </text:span><text:bookmark text:name="1216-1217"/><text:span text:style-name="T16">process of </text:span><text:bookmark text:name="1234-1235"/><text:span text:style-name="T16">identifying an </text:span><text:bookmark text:name="1218-1219"/><text:span text:style-name="T16">artifact that </text:span><text:bookmark text:name="1020"/><text:span text:style-name="T16">you </text:span><text:bookmark text:name="1236-1237"/><text:span text:style-name="T16">think to </text:span><text:bookmark text:name="1238-1239"/><text:span text:style-name="T16">be a </text:span><text:bookmark text:name="1167"/><text:span text:style-name="T16">pres-imperial </text:span><text:bookmark text:name="1155"/><text:span text:style-name="T16">Erebonix mask.</text:span><text:bookmark text:name="p1152"/><text:span text:style-name="T16"> </text:span></text:p>
        <text:p text:style-name="Text_20_body"><text:soft-page-break/><text:span text:style-name="T16">In this </text:span><text:bookmark text:name="1220-1221"/><text:span text:style-name="T16">situation since your </text:span><text:bookmark text:name="1222-1223"/><text:span text:style-name="T16">character is fond of </text:span><text:bookmark text:name="1168"/><text:span text:style-name="T16">pres-imperial history and </text:span><text:bookmark text:name="1240-1241"/><text:span text:style-name="T16">is from the intellect alignment, </text:span><text:bookmark text:name="1160"/><text:span text:style-name="T16">you will be advantaged.</text:span><text:bookmark text:name="p1153"/><text:span text:style-name="T16"> </text:span></text:p>
        <text:p text:style-name="Text_20_body"><text:span text:style-name="T16">Since </text:span><text:bookmark text:name="1161"/><text:span text:style-name="T16">you are in </text:span><text:bookmark text:name="1224-1225"/><text:span text:style-name="T16">advantage </text:span><text:bookmark text:name="1162"/><text:span text:style-name="T16">you will </text:span><text:bookmark text:name="1242-1243"/><text:span text:style-name="T16">roll two </text:span><text:bookmark text:name="1226-1227"/><text:span text:style-name="T16">dice for the </text:span><text:bookmark text:name="1228-1229"/><text:span text:style-name="T16">identification.</text:span><text:bookmark text:name="p1154"/><text:span text:style-name="T16"> </text:span><text:bookmark text:name="1244-1245"/><text:span text:style-name="T16">Let's </text:span><text:bookmark text:name="1246-1247"/><text:span text:style-name="T16">assume </text:span><text:bookmark text:name="1163"/><text:span text:style-name="T16">you </text:span><text:bookmark text:name="1248-1249"/><text:span text:style-name="T16">got a 80 and a 30, In this case </text:span><text:bookmark text:name="1164"/><text:span text:style-name="T16">you will </text:span><text:bookmark text:name="1170"/><text:span text:style-name="T16">only count the best roll so </text:span><text:bookmark text:name="1165"/><text:span text:style-name="T16">you </text:span><text:bookmark text:name="1171-1250-1251"/><text:span text:style-name="T16">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10"><text:span text:style-name="T17">E</text:span><text:span text:style-name="T19">ach character wear peculiar ability, one might be a powerful magic caster while an another one won’t be able to use a spark of magic and will solve everything's with shear strengths. </text:span><text:span text:style-name="T18">Every character has his very own set of ability in </text:span><text:bookmark text:name="tw-target-text2"/><text:span text:style-name="T18">adequacy with his race, classes, or personality.</text:span></text:p>
        <text:p text:style-name="P11"><text:span text:style-name="T18">S</text:span><text:span text:style-name="T20">ince everyone has his own weakness the characters will need to form a party </text:span><text:bookmark text:name="tw-target-text3"/><text:span text:style-name="T16">to compensate for their </text:span><text:span text:style-name="T20">weak point, and succeed their quest.</text:span></text:p>
        <text:p text:style-name="P9">The <text:span text:style-name="T24">story</text:span> is the <text:span text:style-name="T24">core</text:span> of the game, a <text:span text:style-name="T24">adventure</text:span> with a beginning, a middle, and an end.</text:p>
        <text:p text:style-name="Text_20_body"><text:span text:style-name="T9">T</text:span><text:span text:style-name="T1">he Dungeon Master <text:s/></text:span><text:span text:style-name="T9">might create his own </text:span><text:span text:style-name="T1">or </text:span><text:span text:style-name="T3">seek one on </text:span><text:span text:style-name="T1">internet, </text:span><text:span text:style-name="T9">tha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2">it can be an investigation in the modern times or the underground settlement of a mage, in the case of Nepheshr</text:span><text:span text:style-name="T13">ia</text:span><text:span text:style-name="T12"> it will b</text:span><text:span text:style-name="T13">e in</text:span><text:span text:style-name="T12"> a world of magic in science that is closer to dark fantasy than medieval fantasy</text:span><text:span text:style-name="T1">. </text:span><text:span text:style-name="T14">Along with the player’s characters there will be </text:span><text:span text:style-name="T15">NPC that will be controlled and created by the dungeon master.</text:span></text:p>
        <text:p text:style-name="P7">Over the course of their adventures, the characters are confronted by a variety of creatures, objects, and situations that they must deal with in some way. Sometimes the adventurers and other creatures do their best to kill or capture each other in combat. At other times, the adventurers talk to another creature (or even a magical object) with a goal in mind. And often, the <text:s/>adventurers spend time trying to solve a puzzle, bypass an obstacle, find something hidden, or unravel the current situation. Meanwhile, the adventurers explore the <text:s/>world, making decisions about which way to travel and what they’ll try to do next. </text:p>
        <text:p text:style-name="P7">Adventures vary in length and complexity. A short adventure might present only a few challenges, and it might take no more than a single game session to complete, they are generally called one-shot. A long adventure can involve hundreds of combats, interactions, and <text:soft-page-break/>other challenges, and take dozens of sessions to play through, stretching over weeks or months of real time. Usually, the end of an adventure is marked by the adventurers heading back to civilization to rest and enjoy the spoils of their labors.</text:p>
        <text:p text:style-name="P7">But that’s not the end of the story. You can think of an adventure as a single episode of a TV series, made up of multiple exciting scenes. A campaign is the whole series—a string of adventures joined together, with a consistent group of adventurers following the narrative from start to finish.</text:p>
        <text:p text:style-name="P7"/>
        <text:p text:style-name="P7">The Three Pillars of Adventure</text:p>
        <text:p text:style-name="P7">Adventurers can try to do anything their players can imagine, but it can be helpful to talk about their activities in three broad categories: exploration, social interaction, and combat.</text:p>
        <text:p text:style-name="P7">Exploration includes both the adventurers’ movement through the world and their interaction with objects and situations that require their attention. Exploration is the give-and-take of the players describing what they want their characters to do, and the Dungeon Master telling the players what happens as a result. On a large scale, that might involve the characters spending a day crossing a rolling plain or an hour making their way through caverns underground. On the smallest scale, it could mean one character ignite a torch in a dungeon room to see what’s around him.</text:p>
        <text:p text:style-name="P7">Social interaction features the adventurers talking to someone (or something) else. It might mean demanding that a captured scout reveal the secret entrance to the enemy lair, getting information from a rescued prisoner, pleading for mercy from a thug chieftain, or persuading a talkative magic mirror to show a distant location to the adventurers.</text:p>
        <text:p text:style-name="P7">Combat, involves characters and other creatures swinging weapons, casting spells, maneuvering for position, and so on—all in an effort to defeat their opponents, whether that means killing every enemy, taking captives, or forcing a rout. Combat is the most structured element of a roleplaying game, with creatures taking turns to make sure that everyone gets a chance to act. Even in the context of a pitched battle, there’s still plenty of opportunity for adventurers to attempt wacky stunts like surfing down a flight of stairs on a shield, to examine the environment (perhaps by pulling a mysterious lever), and to interact <text:soft-page-break/>with other creatures, including allies, enemies, and neutral parties. </text:p>
        <text:p text:style-name="P7"/>
        <text:p text:style-name="P7">The Wonders of Magic</text:p>
        <text:p text:style-name="P7">Few D&amp;D adventures end without something magical happening. Whether helpful or harmful, magic appears frequently in the life of an adventurer, and it is the focus of chapters 10 and 11. </text:p>
        <text:p text:style-name="P7">In the worlds o f D u n g e o n s &amp; D r a g o n s, practitioners of magic are rare, set apart from the masses of people by their extraordinary talent. Common folk might see evidence of magic on a regular basis, but it’s usually minor—a fantastic monster, a visibly answered prayer, a w izard walking through the streets with an animated shield guardian as a bodyguard.</text:p>
        <text:p text:style-name="P7">For adventurers, though, magic is key to their survival. without the healing magic of clerics and paladins; adventurers would quickly succumb to their wounds.</text:p>
        <text:p text:style-name="P7">Without the uplifting magical support of bards and clerics, warriors might be overwhelmed by powerful foes. Without the sheer magical power and versatility of wizards and druids, every threat would be magnified tenfold. </text:p>
        <text:p text:style-name="P7">Magic is also a favored tool of villains. Many adventures are driven by the machinations of spellcasters who are hellbent on using magic for some ill end. A cult leader seeks to awaken a god who slumbers beneath the sea, a hag kidnaps youths to magically drain them of their vigor, a mad wizard labors to invest an army of; automatons with a facsimile of life, a dragon begins a mystical ritual to rise up as a god of destruction—these are just a few of the magical threats that adventurers might face. With magic of their own, in the form of spells and magic items, the adventurers might prevail!<text:bookmark-start text:name="_Hlk81171811"/><text:bookmark-start text:name="_Hlk81130933"/></text:p>
        <text:p text:style-name="P41"><text:bookmark-end text:name="_Hlk81081955"/><text:bookmark-end text:name="_Hlk81171811"/><text:bookmark-end text:name="_Hlk81130933"/></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section text:style-name="Sect4" text:name="Section3">
          <text:h text:style-name="Heading_20_1" text:outline-level="1"><text:bookmark-start text:name="__RefHeading___Toc972_3108120033"/><text:soft-page-break/>Characters creation<text:bookmark-end text:name="__RefHeading___Toc972_3108120033"/></text:h>
        </text:section>
      </text:section>
      <text:section text:style-name="Sect5" text:name="Section4">
        <text:p text:style-name="P34"><text:span text:style-name="T29">The character creation of a characters will require, to fill any information and to create a short story that will </text:span><text:bookmark text:name="tw-target-text4"/><text:span text:style-name="T16">summarize </text:span><text:span text:style-name="T22">the life of your character before the begetting of the adventure. Those back story a really useful information for the DM, because it allow them to make a tailor made story for theirs players. </text:span></text:p>
        <text:p text:style-name="P35"><text:span text:style-name="T22">S</text:span><text:span text:style-name="T16">o before rushing the creation, its good to take 5 minute to thinks about where do you characters come from, what it is, and what do you want him to become. </text:span></text:p>
        <text:h text:style-name="P19" text:outline-level="2"><text:bookmark-start text:name="__RefHeading___Toc974_3108120033"/><text:span text:style-name="T25">Basic informations</text:span><text:bookmark-end text:name="__RefHeading___Toc974_3108120033"/></text:h>
        <text:p text:style-name="P32"><text:span text:style-name="T26">As you can see on the character’s sheets on the right there is few basic information that wont have any </text:span><text:bookmark text:name="tw-target-text1"/><text:span text:style-name="T26">or very few </text:span><text:span text:style-name="T16">influence </text:span><text:span text:style-name="T21">on your adventure :</text:span></text:p>
        <text:list xml:id="list3614305429" text:style-name="L6">
          <text:list-item>
            <text:p text:style-name="P27"><text:span text:style-name="T27">Name. It’s how your character’s will be called during his adventure. It can be a nickname or anything's you want but take in account that it will be your name as well for the duration of the party.</text:span></text:p>
          </text:list-item>
        </text:list>
        <text:list xml:id="list854342452" text:style-name="L5">
          <text:list-item>
            <text:p text:style-name="P33"><text:span text:style-name="T27">Ages. The age of your character won’t influence you adventure to much. It will depend of your DM’s will to choose if making a young characters will gave </text:span><text:span text:style-name="T28">it</text:span><text:span text:style-name="T27"> a body a bit stronger or if he will get the wisdom his great age come with.</text:span></text:p>
            <text:p text:style-name="P36">You can see on the example below that this characters is named Bill and that he is 100 years old.</text:p>
            <text:p text:style-name="P42"><draw:frame draw:style-name="fr1" draw:name="Image1" text:anchor-type="char" svg:x="0cm" svg:y="0.609cm" svg:width="8.251cm" svg:height="11.67cm" draw:z-index="0"><draw:image xlink:href="Pictures/10000201000009B000000DB4E80C144FB765BA3E.png" xlink:type="simple" xlink:show="embed" xlink:actuate="onLoad" loext:mime-type="image/png"/></draw:frame></text:p>
          </text:list-item>
        </text:list>
        <text:section text:style-name="Sect4" text:name="Section5">
          <text:h text:style-name="P20" text:outline-level="2"><text:bookmark-start text:name="__RefHeading___Toc976_3108120033"/>Races<text:bookmark-end text:name="__RefHeading___Toc976_3108120033"/></text:h>
        </text:section>
        <text:p text:style-name="P35">There is 9 playable races in old continent of Nepheshria <text:span text:style-name="T30">some are natural while some are the result of magical wonder but all of them wear different skills.</text:span></text:p>
        <text:p text:style-name="P35"/>
        <text:h text:style-name="P22" text:outline-level="3">The Phusilians</text:h>
        <text:h text:style-name="P24" text:outline-level="4"><text:span text:style-name="T30">Lore</text:span></text:h>
        <text:p text:style-name="P37"><text:span text:style-name="T30">More than being the forest people the </text:span><text:span text:style-name="T31">Phusilians are the forest itself. </text:span><text:span text:style-name="T32">They are </text:span><text:span text:style-name="T33">its</text:span><text:span text:style-name="T32"> <text:s/>protector. They can become one with it and due to the fact that they </text:span><text:span text:style-name="T16">are partially trees, </text:span><text:span text:style-name="T23">many of them decide to become one they became old and bored of the outer world.</text:span></text:p>
        <text:p text:style-name="P39"><text:span text:style-name="T23">They all share the bloodline of Phusis the first Phusilian. Even </text:span><text:span text:style-name="T34">if he his in a</text:span><text:span text:style-name="T23"> deep slumber most of the time he still pick an eye on his offspring from time to time to check on the well-being of his community. </text:span></text:p>
        <text:p text:style-name="P37"/>
        <text:h text:style-name="P23" text:outline-level="4">Histories </text:h>
        <text:h text:style-name="P24" text:outline-level="4"><text:span text:style-name="T30">Habitability</text:span></text:h>
        <text:p text:style-name="P38">The Phusilians can regrow missing limbs thanks to their plant nature, it will only <text:s/>cost them time and a loot of nutriment.</text:p>
        <text:p text:style-name="P38">They can also share a mind link with others plant to ask them information or help.</text:p>
        <text:p text:style-name="P38">Their usual alignment is Neutral but some of them are Intellect due to their long live-span <text:span text:style-name="T32">that allow them to pile up knowledge over the centuries.</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arail" svg:font-family="arail" style:font-adornments="Bold"/>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1" svg:font-family="Algerian" style:font-family-generic="decorative" style:font-pitch="variable"/>
    <style:font-face style:name="Algerian2"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start"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84"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b0" style:font-name="arail" fo:font-family="arail" style:font-style-name="Bold" fo:font-size="14pt"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13</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1-12-02T14:41:00.525208992</dc:date>
    <meta:editing-duration>PT4H20M20S</meta:editing-duration>
    <meta:editing-cycles>18</meta:editing-cycles>
    <meta:generator>LibreOffice/6.4.7.2$Linux_X86_64 LibreOffice_project/40$Build-2</meta:generator>
    <meta:document-statistic meta:table-count="0" meta:image-count="1" meta:object-count="0" meta:page-count="13" meta:paragraph-count="118" meta:word-count="3445" meta:character-count="19089" meta:non-whitespace-character-count="15768"/>
  </office:meta>
</office:document-meta>
</file>